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じさーん！　トロッコ乗せてくださー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親方
「あら、お客さんかしら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親方
「悪いけど、今トロッコは動かせないわ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ど、どうしてです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親方
「トロッコを動かすのに必要な石炭燃料、
　ぜ～んぶ盗まれちゃったの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親方
「盗賊団のイケズたちにねっ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大変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親方
「ホント大変よお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親方
「昨夜、地下倉庫のカギをブっ壊して
　せっせと運び出しちゃったみたいなの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親方
「おまけにアタシのトロッコを無断使用して
　中央部の方に燃料を運んだ形跡があった
　わ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親方
「ああん、もうっ！　これじゃ商売あがったり
　よ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っか・・・</text:p>
          </table:table-cell>
          <table:table-cell table:style-name="ce0" office:value-type="string">
            <text:p>Map028</text:p>
          </table:table-cell>
          <table:table-cell table:style-name="ce0"/>
          <table:table-cell table:style-name="ce0" office:value-type="string">
            <text:p>That so...</text:p>
          </table:table-cell>
          <table:table-cell table:number-columns-repeated="1020"/>
        </table:table-row>
        <table:table-row>
          <table:table-cell table:style-name="ce0" office:value-type="string">
            <text:p>かわいそうな話だけど・・・どうしようもな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どう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ユーリャ教会はあきらめて、他の目的地を
立てる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ーん・・・どう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親方
「アナタたち、中央部に用事があるのかしら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親方
「だったらちょっと、頼まれてほしいことが
　あるんだけれど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用だ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親方
「中央部の城下町に【シャルシャル】って子が
　いるから、その子にこれを届けてほしいの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小包ね。　なに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親方
「中身はお金よ。　シャルシャルは定期的に
　アタシの商売道具のお手入れを手伝って
　くれるイイ子なの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親方
「今日、お駄賃を渡そうと思ってたんだけれど、
　これじゃあアタシがこの場を離れるわけには
　いかないじゃな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代わりに小包をシャルシャルに届けろ、という
こと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他にやることあるわけじゃないし、いいんじゃ
な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ね。　当初の目的地と近いみたいだし、
あたしは構わ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親方
「あら、助かるわ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し、理解に苦しむ行い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商売道具を盗賊団に盗まれたばかりで憤慨
しているにもかかわらず、今初めて対面した
素性の知れない我々に、こともあろうか金銭を
たくすと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親方
「うふふ。　アタシはね、20年以上もここで
　毎日何十人ものお客さんと顔を合わせて
　るの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親方
「ヒトを見る目だけは確かなの。　誰にも
　負けない自信があるわ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う言われると悪い気しない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親方
「それじゃ、お願いね！　は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お届物の小包】×1
を手に入れ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親方
「それと、少ないけどこれはアナタたちへの
　お駄賃よ。　取っておいて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100レンを手に入れ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親方
「って、あら。　お荷物がいっぱいみたいよ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親方
「この小包をシャルシャルに届けてちょうだい
　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親方
「お使いよろしく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親方
「マハイ山は起伏が激しいトコだけど、トロッコの
　線路をたどっていけば最短距離で向こう側に
　着くわ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とトロッコが復旧したんだってね！
一時はどうなるかと思った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ちゃん！　トロッコ6人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ちゃん
「おう！　すまねえな団体さん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ちゃん
「まだ機材の定期メンテが終わってねえんだ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ちゃん
「早くとも、あと4時間はかかるぜ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、歩いて越えた方が早そ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良い運動になる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ぶるる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・・・なんか、急におしっこしたくなって
　きたヨー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ちょっと飲みすぎたかナー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あ問題ないネー。　分解消滅システムの
　稼働力を最大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ア・・・アレー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システムが働いて・・・ない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かしいナー、この星に到着した頃は、
　ちゃんと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はっ！　まさか、さっき四天王とか言う
　ヤツらの爆発で吹っ飛ばされた時に、
　故障したのカー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れは・・・マズいヨー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何度目かになる山越えだね！　余裕余裕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私は苦手なので・・・ゆっくりお願いします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な、魔物も多いこと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焦らずに進む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まあ・・・山を越えた先にあるトイレまで
　我慢すればいいだけのことヨー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別に問題無いネー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13T16:53:43+02:00</meta:creation-date>
    <dc:date>2019-10-13T16:53:4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